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empleado </text:p>
      <text:p text:style-name="P1"/>
      <text:p text:style-name="P1">Nif <text:s text:c="17"/>not null PK</text:p>
      <text:p text:style-name="P1">nombre apellido <text:s text:c="5"/>not null</text:p>
      <text:p text:style-name="P1">Nss <text:s text:c="17"/>not null AK</text:p>
      <text:p text:style-name="P1">Salario <text:s text:c="13"/>not null</text:p>
      <text:p text:style-name="P1">Direccion <text:s text:c="11"/>not null <text:s/></text:p>
      <text:p text:style-name="P1">Fecha naz <text:s text:c="11"/>not null <text:s/></text:p>
      <text:p text:style-name="P1">Fecha alta <text:s text:c="10"/>not null <text:s text:c="13"/></text:p>
      <text:p text:style-name="P1">Proyecto <text:s text:c="12"/>unsigned null</text:p>
      <text:p text:style-name="P1"><text:s text:c="21"/>Fk referencia a tabla proyecto(id proyecto)</text:p>
      <text:p text:style-name="P1">Supervisor <text:s text:c="10"/>unsigned null </text:p>
      <text:p text:style-name="P1"><text:s text:c="21"/>Fk referencia a tabla empleado(id empleado)</text:p>
      <text:p text:style-name="P1">Fecha Supervisor <text:s text:c="4"/>not null</text:p>
      <text:p text:style-name="P1">Dia semana <text:s text:c="10"/>not null</text:p>
      <text:p text:style-name="P1"/>
      <text:p text:style-name="P1"/>
      <text:p text:style-name="P1">Tabla proyecto</text:p>
      <text:p text:style-name="P1"/>
      <text:p text:style-name="P1">Id proyecto <text:s text:c="9"/>not null PK</text:p>
      <text:p text:style-name="P1">Nombre <text:s text:c="14"/>not null AK</text:p>
      <text:p text:style-name="P1">Fecha lazamiento <text:s text:c="4"/>not null </text:p>
      <text:p text:style-name="P1">Fecha prv fin <text:s text:c="7"/>not null</text:p>
      <text:p text:style-name="P1">Departamento <text:s text:c="8"/>not null </text:p>
      <text:p text:style-name="P1"><text:s text:c="21"/>Fk referencia a tabla departamento (id departamento)</text:p>
      <text:p text:style-name="P1"/>
      <text:p text:style-name="P1"/>
      <text:p text:style-name="P1">Tabla departamento</text:p>
      <text:p text:style-name="P1"/>
      <text:p text:style-name="P1">Id departamento <text:s text:c="5"/>not null PK</text:p>
      <text:p text:style-name="P1">Nombre <text:s text:c="14"/>not null Ak</text:p>
      <text:p text:style-name="P1">Director <text:s text:c="12"/>not null </text:p>
      <text:p text:style-name="P1"><text:s text:c="21"/>Fk referencia a tabla empleado (id empelados)</text:p>
      <text:p text:style-name="P1">fecha director <text:s text:c="6"/>not null</text:p>
      <text:p text:style-name="P1">Prima <text:s text:c="15"/>not null</text:p>
      <text:p text:style-name="P1"/>
      <text:p text:style-name="P1"/>
      <text:p text:style-name="P1">Tabla sede</text:p>
      <text:p text:style-name="P1"/>
      <text:p text:style-name="P1">Provincia <text:s text:c="11"/>not null PK </text:p>
      <text:p text:style-name="P1">Localidad <text:s text:c="11"/>not null</text:p>
      <text:p text:style-name="P1">Direccion <text:s text:c="11"/>not null</text:p>
      <text:p text:style-name="P1">Superficie <text:s text:c="10"/>not null </text:p>
      <text:p text:style-name="P1"><text:s text:c="2"/></text:p>
      <text:p text:style-name="P1"/>
      <text:p text:style-name="P1"><text:soft-page-break/></text:p>
      <text:p text:style-name="P1">Tabla familiar</text:p>
      <text:p text:style-name="P1"/>
      <text:p text:style-name="P1">Dni <text:s text:c="15"/>not null <text:s/>PK</text:p>
      <text:p text:style-name="P1">Fecha nacim <text:s text:c="7"/>not null</text:p>
      <text:p text:style-name="P1">Nombre <text:s text:c="12"/>not null</text:p>
      <text:p text:style-name="P1">Empleado <text:s text:c="10"/>not null</text:p>
      <text:p text:style-name="P1"><text:s text:c="19"/>FK referencia a tabla empleado (id empleado) </text:p>
      <text:p text:style-name="P1">Parentesco <text:s text:c="8"/>not null <text:s text:c="2"/></text:p>
      <text:p text:style-name="P1"/>
      <text:p text:style-name="P1">Tabla Telefono</text:p>
      <text:p text:style-name="P1"/>
      <text:p text:style-name="P1">Sede <text:s text:c="13"/>not null </text:p>
      <text:p text:style-name="P1"><text:s text:c="18"/>FK referencia a tabla sede (id sede)</text:p>
      <text:p text:style-name="P1">telefono <text:s text:c="9"/>not null</text:p>
      <text:p text:style-name="P1"><text:s text:c="14"/>PK(telefono,sede)</text:p>
      <text:p text:style-name="P1"/>
      <text:p text:style-name="P1"/>
      <text:p text:style-name="P1">Tabla departamento sede </text:p>
      <text:p text:style-name="P1"/>
      <text:p text:style-name="P1">Departamento <text:s text:c="5"/>not null</text:p>
      <text:p text:style-name="P1"><text:s text:c="18"/>FK referencia a tabla departamento (id departamento)</text:p>
      <text:p text:style-name="P1">Sede <text:s text:c="13"/>not null</text:p>
      <text:p text:style-name="P1"><text:s text:c="18"/>FK referencia a tabla sede (id sede)</text:p>
      <text:p text:style-name="P1"><text:s text:c="16"/>PK(sede,departamento)</text:p>
      <text:p text:style-name="P1"/>
      <text:p text:style-name="P1">Tabla proyecto empleado</text:p>
      <text:p text:style-name="P1"/>
      <text:p text:style-name="P1">Empleado <text:s text:c="10"/>unsigned null</text:p>
      <text:p text:style-name="P1"><text:s text:c="19"/>FK referencia a tabla empleado (id empleado)</text:p>
      <text:p text:style-name="P1">Proyecto <text:s text:c="10"/>unsigned null</text:p>
      <text:p text:style-name="P1"><text:s text:c="19"/>Fk referencia a tabla proyecto(id proyecto)</text:p>
      <text:p text:style-name="P1"><text:s text:c="16"/>PK(proyecto,emplead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10:50:40.850000000</meta:creation-date>
    <dc:date>2022-10-25T10:52:29.766000000</dc:date>
    <meta:editing-duration>PT1M49S</meta:editing-duration>
    <meta:editing-cycles>1</meta:editing-cycles>
    <meta:document-statistic meta:table-count="0" meta:image-count="0" meta:object-count="0" meta:page-count="2" meta:paragraph-count="58" meta:word-count="216" meta:character-count="1964" meta:non-whitespace-character-count="1161"/>
    <meta:generator>LibreOffice/7.3.4.2$Windows_X86_64 LibreOffice_project/728fec16bd5f605073805c3c9e7c4212a0120dc5</meta:generator>
  </office:meta>
</office:document-meta>
</file>